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ulo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Puntos_20_nivel_20_1" style:list-style-name="L1"/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Puntos_20_nivel_20_2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">Título del trabajo</text:p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/>
      <text:p text:style-name="fecha_20_y_20_nombres">Fecha: 30-IX-2011</text:p>
      <text:p text:style-name="fecha_20_y_20_nombres">Participantes:<text:tab/>XXX</text:p>
      <text:p text:style-name="fecha_20_y_20_nombres"><text:tab/><text:tab/><text:tab/>YYY</text:p>
      <text:p text:style-name="fecha_20_y_20_nombres"><text:tab/><text:tab/><text:tab/>ZZZ</text:p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 de contenido</text:p>
          </text:index-title>
          <text:p text:style-name="P7"><text:s/>1 Introducción<text:tab/>3</text:p>
          <text:p text:style-name="P7"><text:s/>2 Diseño de las clases<text:tab/>3</text:p>
          <text:p text:style-name="P7"><text:s/>3 Descripción de las estructuras de datos principales<text:tab/>3</text:p>
          <text:p text:style-name="P7"><text:s/>4 Diseño e implementación de los métodos principales<text:tab/>3</text:p>
          <text:p text:style-name="P8"><text:s/>4.1 Método buscarElemento<text:tab/>3</text:p>
          <text:p text:style-name="P7"><text:s/>5 Código<text:tab/>4</text:p>
          <text:p text:style-name="P7"><text:s/>6 Conclusiones<text:tab/>4</text:p>
        </text:index-body>
      </text:table-of-content>
      <text:p text:style-name="Standard"/>
      <text:h text:style-name="P5" text:outline-level="1">Introducción</text:h>
      <text:p text:style-name="Standard">Esto es un ejemplo de una documentación correspondiente a un trabajo de EDA. Inicialmente habrá una introducción en la que se describa el problema planteado.</text:p>
      <text:p text:style-name="Standard">En este apartado únicamente se describirá el problema, no la solución, que se presentará en los siguientes apartados.</text:p>
      <text:p text:style-name="Standard">Se puede insertar un índice de contenidos eligiendo “Insertar” → “Índices” → “Índices” y después la pestaña “Índice” (opción “índice de contenido”).</text:p>
      <text:p text:style-name="Standard">Para formatear el documento, se deberán usar los estilos definidos en el menú: “Formato” → “Estilos y formateo”. En este documento se han usado los siguientes:</text:p>
      <text:list xml:id="list30186350" text:style-name="L2">
        <text:list-item>
          <text:p text:style-name="P4">Predeterminado. El estilo normal para el texto de la documentación</text:p>
        </text:list-item>
        <text:list-item>
          <text:p text:style-name="P4">Encabezado 1. Título de sección(es).</text:p>
        </text:list-item>
        <text:list-item>
          <text:p text:style-name="P4">Encabezado 2. Título de subsección(es)</text:p>
        </text:list-item>
        <text:list-item>
          <text:p text:style-name="P4">Código. Para código de programas y/o algoritmos</text:p>
        </text:list-item>
      </text:list>
      <text:h text:style-name="Heading_20_1" text:outline-level="1">Diseño de las clases</text:h>
      <text:p text:style-name="Standard">En esta sección se mencionarán las clases principales planteadas para la solución al problema. Por cada clase, se presentarán sus características, atributos y métodos, especificando por cada uno sus propiedades (visibilidad, parámetros, tipo de los resultados, …).</text:p>
      <text:p text:style-name="Standard">Un gráfico que muestre las clases y sus relaciones puede ser una buena idea.</text:p>
      <text:h text:style-name="Heading_20_1" text:outline-level="1">Descripción de las estructuras de datos principales</text:h>
      <text:p text:style-name="Standard">Este apartado describirá las principales estructuras diseñadas para la solución del problema, detallando sus características principales, así como la justificación de su idoneidad para resolver el problema planteado.</text:p>
      <text:h text:style-name="Heading_20_1" text:outline-level="1">Diseño e implementación de los métodos principales</text:h>
      <text:p text:style-name="Standard">En este apartado se presentarán los métodos principales, indicando por cada uno su especificación (precondiciones y postcondiciones), además de los casos de prueba planteados. Por cada método no trivial, s epresentará la descripción del algoritmo implementado. Finalmente, se deberá presentar, de manera razonada, el cálculo del coste de cada algoritmo.</text:p>
      <text:p text:style-name="Standard">Presentamos un ejemplo de una posible manera de presentar un método de ejemplo.</text:p>
      <text:h text:style-name="Heading_20_2" text:outline-level="2">Método buscarElemento</text:h>
      <text:p text:style-name="codigo">public boolean buscarElemento(int x) {</text:p>
      <text:p text:style-name="codigo">/* Precondición: el array no está vacío</text:p>
      <text:p text:style-name="codigo">/* Postcondición: el resultado es true si x pertenece a la lista y false si no</text:p>
      <text:p text:style-name="Puntos_20_nivel_20_1"><text:soft-page-break/>Casos de prueba:</text:p>
      <text:list xml:id="list30146931" text:style-name="L1">
        <text:list-item>
          <text:p text:style-name="P2">Búsqueda de un elemento en lista vacía</text:p>
        </text:list-item>
        <text:list-item>
          <text:p text:style-name="P3">Búsqueda de un elemento en lista de un solo elemento:</text:p>
          <text:list>
            <text:list-item>
              <text:p text:style-name="P2">el elemento buscado es igual al de la lista</text:p>
            </text:list-item>
            <text:list-item>
              <text:p text:style-name="P9">el elemento buscado no es el de la lista</text:p>
            </text:list-item>
          </text:list>
        </text:list-item>
        <text:list-item>
          <text:p text:style-name="P9">Búsqueda en una lista no vacía</text:p>
          <text:list>
            <text:list-item>
              <text:p text:style-name="P3">El elemento buscado no está en la lista</text:p>
            </text:list-item>
            <text:list-item>
              <text:p text:style-name="P3">El elemento buscado es el primero de la lista</text:p>
            </text:list-item>
            <text:list-item>
              <text:p text:style-name="P3">El elemento buscado es el último de la lista</text:p>
            </text:list-item>
            <text:list-item>
              <text:p text:style-name="P3">El elemento buscado está en la mitad de la lista</text:p>
            </text:list-item>
          </text:list>
        </text:list-item>
      </text:list>
      <text:p text:style-name="Standard">Implementación del algoritmo:</text:p>
      <text:p text:style-name="codigo">i := 0</text:p>
      <text:p text:style-name="codigo">enc := 0</text:p>
      <text:p text:style-name="codigo">mientras (i &lt;= n) y no enc hacer</text:p>
      <text:p text:style-name="codigo"><text:tab/>si el elemento i-ésimo es igual a x </text:p>
      <text:p text:style-name="codigo"><text:tab/>entonces enc := true</text:p>
      <text:p text:style-name="codigo"><text:tab/>si no i := i + 1</text:p>
      <text:p text:style-name="codigo">devolver enc</text:p>
      <text:p text:style-name="Standard">Coste: el algoritmo, en el caso peor, examina todos los elementos de la lista. Para una lista de n elementos, el coste será O(n).</text:p>
      <text:h text:style-name="Heading_20_1" text:outline-level="1">Código</text:h>
      <text:p text:style-name="Standard">En este apartado se presentará el código de las clases, junto con los programas de prueba o Junits desarrollados.</text:p>
      <text:p text:style-name="Standard">Se puede insertar un índice eligiendo “Insertar” → “Índices” → “Índices” y después la pestaña “Índice” (opción “índice de contenido”).</text:p>
      <text:h text:style-name="Heading_20_1" text:outline-level="1">Conclusiones</text:h>
      <text:p text:style-name="Standard">Aquí se presentarán las principales conclusiones obtenidas del trabajo: brevemente se explicarán los resultados principales y características principales de la solución desarrollada. También se podrán indicar las posibles líneas de trabajo futuras.</text:p>
      <text:p text:style-name="Standard">Además, puede servir para indicar las principales dificultadas y problemas encontra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" style:family="paragraph" style:parent-style-name="Standard" style:class="text">
      <style:paragraph-properties fo:margin-left="1.7cm" fo:margin-right="0cm" fo:margin-top="4.001cm" fo:margin-bottom="4.001cm" fo:text-align="center" style:justify-single-word="false" fo:text-indent="0cm" style:auto-text-indent="false"/>
      <style:text-properties fo:font-size="26pt" fo:font-weight="bold" style:font-size-asian="26pt" style:font-weight-asian="bold" style:font-size-complex="26pt" style:font-weight-complex="bold"/>
    </style:style>
    <style:style style:name="fecha_20_y_20_nombres" style:display-name="fecha y nombres" style:family="paragraph" style:parent-style-name="Titulo" style:class="text">
      <style:paragraph-properties fo:margin-left="8.599cm" fo:margin-right="0cm" fo:margin-top="0cm" fo:margin-bottom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igo" style:family="paragraph" style:parent-style-name="Text_20_body" style:class="text">
      <style:paragraph-properties fo:margin-left="1.499cm" fo:margin-right="0cm" fo:margin-top="0cm" fo:margin-bottom="0cm" fo:text-indent="0cm" style:auto-text-indent="false"/>
      <style:text-properties style:font-name="Courier New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untos_20_nivel_20_1" style:display-name="Puntos nivel 1" style:family="paragraph" style:parent-style-name="Standard" style:class="text"/>
    <style:style style:name="Puntos_20_nivel_20_2" style:display-name="Puntos nivel 2" style:family="paragraph" style:parent-style-name="Standard" style:class="text">
      <style:paragraph-properties fo:margin-left="2.81cm" fo:margin-right="0cm" fo:text-indent="-0.64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4T22:13:11.21</meta:creation-date>
    <dc:date>2011-09-26T10:13:46.85</dc:date>
    <meta:editing-duration>PT29M23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4" meta:paragraph-count="59" meta:word-count="617" meta:character-count="3681"/>
  </office:meta>
</office:document-meta>
</file>